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90000004668098E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Metadata" style:family="table">
      <style:table-properties style:width="16.646cm" fo:margin-left="-0.208cm" table:align="left" style:writing-mode="lr-tb"/>
    </style:style>
    <style:style style:name="TabMetadata.A" style:family="table-column">
      <style:table-column-properties style:column-width="7.698cm"/>
    </style:style>
    <style:style style:name="TabMetadata.B" style:family="table-column">
      <style:table-column-properties style:column-width="8.948cm"/>
    </style:style>
    <style:style style:name="TabMetadata.1" style:family="table-row">
      <style:table-row-properties fo:keep-together="auto"/>
    </style:style>
    <style:style style:name="TabMetadata.A1" style:family="table-cell">
      <style:table-cell-properties style:vertical-align="top" fo:background-color="#d3dfee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Metadata.B1" style:family="table-cell">
      <style:table-cell-properties style:vertical-align="top" fo:background-color="#d3dfee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Metadata.A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Metadata.B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P1" style:family="paragraph" style:parent-style-name="Standard">
      <style:paragraph-properties fo:margin-top="0cm" fo:margin-bottom="0cm" loext:contextual-spacing="false" fo:line-height="100%"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weight="bold" officeooo:rsid="002068b1" officeooo:paragraph-rsid="002068b1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weight="bold" officeooo:rsid="002068b1" officeooo:paragraph-rsid="002068b1" style:font-name-asian="Times New Roman" style:font-weight-asian="bold" style:font-name-complex="Calibri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snap-to-layout-grid="false"/>
      <style:text-properties style:font-name="Cambria" fo:font-weight="bold" style:font-name-asian="Times New Roman" style:font-weight-asian="bold" style:font-name-complex="Calibri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Cambria" fo:font-weight="bold" officeooo:rsid="002068b1" officeooo:paragraph-rsid="002068b1" style:font-name-asian="Times New Roman" style:font-weight-asian="bold" style:font-name-complex="Calibri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style:snap-to-layout-grid="false"/>
      <style:text-properties style:font-name-complex="Calibri"/>
    </style:style>
    <style:style style:name="P10" style:family="paragraph" style:parent-style-name="Header">
      <style:paragraph-properties fo:text-align="center" style:justify-single-word="false">
        <style:tab-stops>
          <style:tab-stop style:position="6.271cm"/>
        </style:tab-stops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style:font-name="Cambria"/>
    </style:style>
    <style:style style:name="P13" style:family="paragraph" style:parent-style-name="Standard">
      <style:paragraph-properties>
        <style:tab-stops>
          <style:tab-stop style:position="12.277cm"/>
        </style:tab-stops>
      </style:paragraph-properties>
      <style:text-properties style:font-name="Cambria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name-complex="Calibri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name-complex="Calibri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22pt" fo:font-weight="bold" style:font-size-asian="22pt" style:font-weight-asian="bold"/>
    </style:style>
    <style:style style:name="T2" style:family="text">
      <style:text-properties fo:font-size="22pt" fo:font-weight="bold" officeooo:rsid="0029be4b" style:font-size-asian="22pt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n défini" text:name="TypeDocument"/>
        <text:user-field-decl office:value-type="string" office:string-value="Non défini" text:name="Entite"/>
        <text:user-field-decl office:value-type="string" office:string-value="Non défini" text:name="Consultant"/>
      </text:user-field-decls>
      <text:p text:style-name="P17"/>
      <text:p text:style-name="P16"><text:span text:style-name="T2">Consultant : </text:span><text:span text:style-name="T1"><text:user-field-get text:name="Consultant">Non défini</text:user-field-get></text:span><text:bookmark-start text:name="Titre"/></text:p>
      <text:p text:style-name="P13"><text:bookmark-end text:name="Titre"/></text:p>
      <text:p text:style-name="P14">Suivi des modifications</text:p>
      <table:table table:name="TabMetadata" table:style-name="TabMetadata">
        <table:table-column table:style-name="TabMetadata.A"/>
        <table:table-column table:style-name="TabMetadata.B"/>
        <table:table-row table:style-name="TabMetadata.1">
          <table:table-cell table:style-name="TabMetadata.A1" office:value-type="string">
            <text:p text:style-name="P8">Description</text:p>
          </table:table-cell>
          <table:table-cell table:style-name="TabMetadata.B1" office:value-type="string">
            <text:p text:style-name="P6">Valeurs</text:p>
          </table:table-cell>
        </table:table-row>
        <table:table-row table:style-name="TabMetadata.1">
          <table:table-cell table:style-name="TabMetadata.A2" office:value-type="string">
            <text:p text:style-name="P7"/>
          </table:table-cell>
          <table:table-cell table:style-name="TabMetadata.B2" office:value-type="string">
            <text:p text:style-name="P9"/>
          </table:table-cell>
        </table:table-row>
      </table:table>
      <text:p text:style-name="P12"/>
      <text:p text:style-name="P15"><draw:frame draw:style-name="fr1" draw:name="Image2" text:anchor-type="paragraph" svg:width="3.627cm" svg:height="1.852cm" draw:z-index="1"><draw:image xlink:href="Pictures/10000201000000890000004668098E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fo:font-size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fo:font-size="12pt"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_33_CBD5A742C28424DA5172AD252E32316" style:display-name="3CBD5A742C28424DA5172AD252E32316" style:family="paragraph">
      <style:paragraph-properties fo:margin-top="0cm" fo:margin-bottom="0.353cm" loext:contextual-spacing="false" fo:line-height="115%"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n-tête_20_de_20_table_20_des_20_matières" style:display-name="En-tête de table des matières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name-complex="Calibri" style:font-family-complex="Calibri" style:font-family-generic-complex="swiss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cm" loext:contextual-spacing="false" fo:text-indent="0cm" style:auto-text-indent="false"/>
      <style:text-properties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_30_0_5f_Textbody" style:display-name="00_Textbody" style:family="paragraph">
      <style:paragraph-properties fo:margin-left="2.501cm" fo:margin-right="0cm" fo:margin-top="0.141cm" fo:margin-bottom="0.212cm" loext:contextual-spacing="false" fo:orphans="2" fo:widows="2" fo:text-indent="0cm" style:auto-text-indent="false"/>
      <style:text-properties style:use-window-font-color="true" style:font-name="Arial1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har_20_Car_20_Char1_20_Car_20_Car_20_Car_20_Car_20_Car_20_Car_20_Car_20_Car_20_Car_20_Car_20_Car_20_Car_20_Car" style:display-name="Char Car Char1 Car Car Car Car Car Car Car Car Car Car Car Car Car" style:family="paragraph" style:parent-style-name="Standard">
      <style:paragraph-properties fo:margin-top="0cm" fo:margin-bottom="0cm" loext:contextual-spacing="false" fo:line-height="0.035cm"/>
      <style:text-properties fo:color="#2053bd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mmentaire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7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8z3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_20_Car_20_Car4" style:display-name=" Car Car4" style:family="text" style:parent-style-name="Police_20_par_20_défaut"/>
    <style:style style:name="_20_Car_20_Car3" style:display-name=" Car Car3" style:family="text" style:parent-style-name="Police_20_par_20_défaut"/>
    <style:style style:name="_20_Car_20_Car2" style:display-name=" Car Car2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ar_20_Car13" style:display-name=" Car Car13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_20_Car_20_Car12" style:display-name=" Car Car12" style:family="tex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_20_Car_20_Car11" style:display-name=" Car Car11" style:family="tex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ar_20_Car10" style:display-name=" Car Car10" style:family="tex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_20_Car_20_Car9" style:display-name=" Car Car9" style:family="tex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_20_Car_20_Car8" style:display-name=" Car Car8" style:family="tex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ar_20_Car7" style:display-name=" Car Car7" style:family="tex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ar_20_Car6" style:display-name=" Car Car6" style:family="text"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_20_Car_20_Car5" style:display-name=" Car Car5" style:family="tex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30_0_5f_Textbody_20_Char_20_Char" style:display-name="00_Textbody Char Char" style:family="text">
      <style:text-properties style:font-name="Arial1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Texte_20_de_20_l_27_espace_20_réservé" style:display-name="Texte de l'espace réservé" style:family="text">
      <style:text-properties fo:color="#808080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_20_Car_20_Car1" style:display-name=" Car Car1" style:family="text">
      <style:text-properties fo:font-size="10pt" style:font-size-asian="10pt" style:font-size-complex="10pt"/>
    </style:style>
    <style:style style:name="_20_Car_20_Car" style:display-name=" Car Car" style:family="tex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9" style:family="table">
      <style:table-properties style:width="16.693cm" fo:margin-left="-0.191cm" table:align="left" style:writing-mode="lr-tb"/>
    </style:style>
    <style:style style:name="Tableau9.A" style:family="table-column">
      <style:table-column-properties style:column-width="4.191cm"/>
    </style:style>
    <style:style style:name="Tableau9.B" style:family="table-column">
      <style:table-column-properties style:column-width="7.752cm"/>
    </style:style>
    <style:style style:name="Tableau9.C" style:family="table-column">
      <style:table-column-properties style:column-width="4.7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9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top="0cm" fo:margin-bottom="0cm" loext:contextual-spacing="false" fo:line-height="100%"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weight="bold" officeooo:rsid="002068b1" officeooo:paragraph-rsid="002068b1" style:font-size-asian="12pt" style:font-weight-asian="bold" style:font-size-complex="12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style:font-size-asian="12pt" style:font-size-complex="12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style="italic" style:font-size-asian="12pt" style:font-style-asian="italic" style:font-size-complex="12pt"/>
    </style:style>
    <style:style style:name="MP6" style:family="paragraph" style:parent-style-name="Header">
      <style:paragraph-properties fo:text-align="center" style:justify-single-word="false">
        <style:tab-stops>
          <style:tab-stop style:position="6.271cm"/>
        </style:tab-stops>
      </style:paragraph-properties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au9.1">
            <table:table-cell table:style-name="Tableau9.A1" table:number-rows-spanned="2" office:value-type="string">
              <text:p text:style-name="MP1"><draw:frame draw:style-name="Mfr1" draw:name="Logo" text:anchor-type="paragraph" svg:width="3.627cm" svg:height="1.852cm" draw:z-index="0"><draw:image xlink:href="Pictures/10000201000000890000004668098E84.png" xlink:type="simple" xlink:show="embed" xlink:actuate="onLoad"/></draw:frame></text:p>
            </table:table-cell>
            <table:table-cell table:style-name="Tableau9.B1" table:number-rows-spanned="2" office:value-type="string">
              <text:p text:style-name="MP2"><text:user-field-get text:name="TypeDocument">Non défini</text:user-field-get></text:p>
            </table:table-cell>
            <table:table-cell table:style-name="Tableau9.A1" office:value-type="string">
              <text:p text:style-name="MP3"/>
              <text:p text:style-name="MP4"><text:user-field-get text:name="Entite">Non défini</text:user-field-get></text:p>
            </table:table-cell>
          </table:table-row>
          <table:table-row table:style-name="Tableau9.1">
            <table:covered-table-cell/>
            <table:covered-table-cell/>
            <table:table-cell table:style-name="Tableau9.A1" office:value-type="string">
              <text:p text:style-name="MP5"/>
            </table:table-cell>
          </table:table-row>
        </table:table>
        <text:p text:style-name="MP6"/>
      </style:header>
      <style:footer>
        <text:p text:style-name="MP7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de PV de recette</dc:title>
    <dc:subject>Objet Nadia</dc:subject>
    <meta:initial-creator>nadia.skalli</meta:initial-creator>
    <meta:creation-date>2013-01-08T20:16:00</meta:creation-date>
    <dc:date>2015-04-01T16:51:17.991000000</dc:date>
    <meta:print-date>2012-12-14T15:35:00</meta:print-date>
    <meta:editing-cycles>20</meta:editing-cycles>
    <meta:editing-duration>PT26M59S</meta:editing-duration>
    <meta:generator>LibreOffice/4.3.6.2$Windows_x86 LibreOffice_project/d50a87b2e514536ed401c18000dad4660b6a169e</meta:generator>
    <meta:document-statistic meta:table-count="2" meta:image-count="2" meta:object-count="0" meta:page-count="1" meta:paragraph-count="7" meta:word-count="14" meta:character-count="85" meta:non-whitespace-character-count="78"/>
  </office:meta>
</office:document-meta>
</file>